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0547in"/>
    </style:style>
    <style:style style:name="co11" style:family="table-column">
      <style:table-column-properties fo:break-before="auto" style:column-width="1.3638in"/>
    </style:style>
    <style:style style:name="co9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3.0555in"/>
    </style:style>
    <style:style style:name="co5" style:family="table-column">
      <style:table-column-properties fo:break-before="auto" style:column-width="2.102in"/>
    </style:style>
    <style:style style:name="co6" style:family="table-column">
      <style:table-column-properties fo:break-before="auto" style:column-width="0.452in"/>
    </style:style>
    <style:style style:name="co7" style:family="table-column">
      <style:table-column-properties fo:break-before="auto" style:column-width="1.6673in"/>
    </style:style>
    <style:style style:name="co8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1.5661in"/>
    </style:style>
    <style:style style:name="co14" style:family="table-column">
      <style:table-column-properties fo:break-before="auto" style:column-width="1.15in"/>
    </style:style>
    <style:style style:name="co15" style:family="table-column">
      <style:table-column-properties fo:break-before="auto" style:column-width="1.578in"/>
    </style:style>
    <style:style style:name="co16" style:family="table-column">
      <style:table-column-properties fo:break-before="auto" style:column-width="1.048in"/>
    </style:style>
    <style:style style:name="ro4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Heading_20_2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Heading_20_1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Heading_20_2">
      <style:table-cell-properties style:text-align-source="fix" style:repeat-content="false"/>
      <style:paragraph-properties fo:text-align="center" fo:margin-left="0in"/>
      <style:text-properties fo:color="#ffffff"/>
    </style:style>
    <style:style style:name="ce3" style:family="table-cell" style:parent-style-name="Heading_20_2">
      <style:table-cell-properties style:text-align-source="fix" style:repeat-content="false"/>
      <style:paragraph-properties fo:text-align="center" fo:margin-left="0in"/>
      <style:text-properties fo:color="#ff0000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Heading_20_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eveling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row table:style-name="ro5">
          <table:table-cell table:style-name="ce1" office:value-type="string" calcext:value-type="string" table:number-columns-spanned="6" table:number-rows-spanned="1">
            <text:p>Levels and Magic</text:p>
          </table:table-cell>
          <table:covered-table-cell table:number-columns-repeated="5"/>
          <table:table-cell table:style-name="ce4" office:value-type="string" calcext:value-type="string" table:number-columns-spanned="2" table:number-rows-spanned="1">
            <text:p>Other</text:p>
          </table:table-cell>
          <table:covered-table-cell/>
          <table:table-cell table:number-columns-repeated="2"/>
        </table:table-row>
        <table:table-row table:style-name="ro6">
          <table:table-cell table:style-name="ce7" office:value-type="string" calcext:value-type="string">
            <text:p>Classes</text:p>
          </table:table-cell>
          <table:table-cell table:style-name="ce3" office:value-type="string" calcext:value-type="string">
            <text:p>Faith</text:p>
            <text:p>Based</text:p>
            <text:p>(y/n)</text:p>
          </table:table-cell>
          <table:table-cell table:style-name="ce7" office:value-type="string" calcext:value-type="string">
            <text:p>Skills</text:p>
          </table:table-cell>
          <table:table-cell table:style-name="ce3" office:value-type="string" calcext:value-type="string">
            <text:p>Faith</text:p>
            <text:p>Based</text:p>
            <text:p>(y/n)</text:p>
          </table:table-cell>
          <table:table-cell table:style-name="ce7" office:value-type="string" calcext:value-type="string">
            <text:p>Spells &amp;</text:p>
            <text:p>Enchantments</text:p>
          </table:table-cell>
          <table:table-cell table:style-name="ce3" office:value-type="string" calcext:value-type="string">
            <text:p>Faith</text:p>
            <text:p>Based</text:p>
            <text:p>(y/n)</text:p>
          </table:table-cell>
          <table:table-cell table:style-name="ce7" office:value-type="string" calcext:value-type="string">
            <text:p>Chat Names</text:p>
          </table:table-cell>
          <table:table-cell table:style-name="ce7" office:value-type="string" calcext:value-type="string">
            <text:p>Unclear</text:p>
            <text:p>Classification</text:p>
          </table:table-cell>
          <table:table-cell table:style-name="ce7" office:value-type="string" calcext:value-type="string">
            <text:p>Characters</text:p>
          </table:table-cell>
          <table:table-cell table:style-name="ce7" office:value-type="string" calcext:value-type="string">
            <text:p>Citations</text:p>
          </table:table-cell>
        </table:table-row>
        <table:table-row table:style-name="ro3">
          <table:table-cell office:value-type="string" calcext:value-type="string">
            <text:p>[Abbot]</text:p>
          </table:table-cell>
          <table:table-cell/>
          <table:table-cell office:value-type="string" calcext:value-type="string">
            <text:p>[Adrenaline Rush]</text:p>
          </table:table-cell>
          <table:table-cell/>
          <table:table-cell office:value-type="string" calcext:value-type="string">
            <text:p>[Absorb Mana]</text:p>
          </table:table-cell>
          <table:table-cell/>
          <table:table-cell office:value-type="string" calcext:value-type="string">
            <text:p>[America Group]</text:p>
          </table:table-cell>
          <table:table-cell office:value-type="string" calcext:value-type="string">
            <text:p>[Alchemy]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[Abbots]</text:p>
          </table:table-cell>
          <table:table-cell/>
          <table:table-cell office:value-type="string" calcext:value-type="string">
            <text:p>[Adroit Progeny]</text:p>
          </table:table-cell>
          <table:table-cell/>
          <table:table-cell office:value-type="string" calcext:value-type="string">
            <text:p>[Absorb Recollections]</text:p>
          </table:table-cell>
          <table:table-cell table:number-columns-repeated="2"/>
          <table:table-cell office:value-type="string" calcext:value-type="string">
            <text:p>[Apothecary]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[Absorb Life]</text:p>
          </table:table-cell>
          <table:table-cell/>
          <table:table-cell office:value-type="string" calcext:value-type="string">
            <text:p>[Advanced Cleaning]</text:p>
          </table:table-cell>
          <table:table-cell/>
          <table:table-cell office:value-type="string" calcext:value-type="string">
            <text:p>[Accelerated Movement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byssal Hunters]</text:p>
          </table:table-cell>
          <table:table-cell/>
          <table:table-cell office:value-type="string" calcext:value-type="string">
            <text:p>[Advanced Cooking]</text:p>
          </table:table-cell>
          <table:table-cell/>
          <table:table-cell office:value-type="string" calcext:value-type="string">
            <text:p>[Accelerated Sprint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byssal Slayer]</text:p>
          </table:table-cell>
          <table:table-cell/>
          <table:table-cell office:value-type="string" calcext:value-type="string">
            <text:p>[Advanced Crafting]</text:p>
          </table:table-cell>
          <table:table-cell/>
          <table:table-cell office:value-type="string" calcext:value-type="string">
            <text:p>[Accelerate Spell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byssal Slayers]</text:p>
          </table:table-cell>
          <table:table-cell/>
          <table:table-cell office:value-type="string" calcext:value-type="string">
            <text:p>[Advanced Dangersense]</text:p>
          </table:table-cell>
          <table:table-cell/>
          <table:table-cell office:value-type="string" calcext:value-type="string">
            <text:p>[Acid Orb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ccomplice]</text:p>
          </table:table-cell>
          <table:table-cell/>
          <table:table-cell office:value-type="string" calcext:value-type="string">
            <text:p>[Advanced Metalworking]</text:p>
          </table:table-cell>
          <table:table-cell/>
          <table:table-cell office:value-type="string" calcext:value-type="string">
            <text:p>[Acid Orbs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ccountant]</text:p>
          </table:table-cell>
          <table:table-cell/>
          <table:table-cell office:value-type="string" calcext:value-type="string">
            <text:p>[Aegis of Grace]</text:p>
          </table:table-cell>
          <table:table-cell/>
          <table:table-cell office:value-type="string" calcext:value-type="string">
            <text:p>[Acid Orb Volley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ccountants]</text:p>
          </table:table-cell>
          <table:table-cell/>
          <table:table-cell office:value-type="string" calcext:value-type="string">
            <text:p>[Aerial Dodge]</text:p>
          </table:table-cell>
          <table:table-cell/>
          <table:table-cell office:value-type="string" calcext:value-type="string">
            <text:p>[Acid Rain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colyte]</text:p>
          </table:table-cell>
          <table:table-cell/>
          <table:table-cell office:value-type="string" calcext:value-type="string">
            <text:p>[Aeriform Palm]</text:p>
          </table:table-cell>
          <table:table-cell/>
          <table:table-cell office:value-type="string" calcext:value-type="string">
            <text:p>[Acid Spray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colytes]</text:p>
          </table:table-cell>
          <table:table-cell/>
          <table:table-cell office:value-type="string" calcext:value-type="string">
            <text:p>[Aeriform Punch]</text:p>
          </table:table-cell>
          <table:table-cell/>
          <table:table-cell office:value-type="string" calcext:value-type="string">
            <text:p>[Acid Wave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crobat]</text:p>
          </table:table-cell>
          <table:table-cell/>
          <table:table-cell office:value-type="string" calcext:value-type="string">
            <text:p>[Aeriform Shockwave]</text:p>
          </table:table-cell>
          <table:table-cell/>
          <table:table-cell office:value-type="string" calcext:value-type="string">
            <text:p>[Adept Iceform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crobats]</text:p>
          </table:table-cell>
          <table:table-cell/>
          <table:table-cell office:value-type="string" calcext:value-type="string">
            <text:p>[Affair of Honor]</text:p>
          </table:table-cell>
          <table:table-cell/>
          <table:table-cell office:value-type="string" calcext:value-type="string">
            <text:p>[Aegis of Saimune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ctor]</text:p>
          </table:table-cell>
          <table:table-cell/>
          <table:table-cell office:value-type="string" calcext:value-type="string">
            <text:p>[Aggregate Volley]</text:p>
          </table:table-cell>
          <table:table-cell/>
          <table:table-cell office:value-type="string" calcext:value-type="string">
            <text:p>[Aerial Burst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ctors]</text:p>
          </table:table-cell>
          <table:table-cell/>
          <table:table-cell office:value-type="string" calcext:value-type="string">
            <text:p>[Alcohol Immunity]</text:p>
          </table:table-cell>
          <table:table-cell/>
          <table:table-cell office:value-type="string" calcext:value-type="string">
            <text:p>[Aerial Shield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ctress]</text:p>
          </table:table-cell>
          <table:table-cell/>
          <table:table-cell office:value-type="string" calcext:value-type="string">
            <text:p>[Alter Ego]</text:p>
          </table:table-cell>
          <table:table-cell/>
          <table:table-cell office:value-type="string" calcext:value-type="string">
            <text:p>[Airless Box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ctresses]</text:p>
          </table:table-cell>
          <table:table-cell/>
          <table:table-cell office:value-type="string" calcext:value-type="string">
            <text:p>[Ambition Visualized]</text:p>
          </table:table-cell>
          <table:table-cell/>
          <table:table-cell office:value-type="string" calcext:value-type="string">
            <text:p>[Air Volt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dventurer]</text:p>
          </table:table-cell>
          <table:table-cell/>
          <table:table-cell office:value-type="string" calcext:value-type="string">
            <text:p>[Anchor Balance]</text:p>
          </table:table-cell>
          <table:table-cell/>
          <table:table-cell office:value-type="string" calcext:value-type="string">
            <text:p>[Alter Spell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dventurers]</text:p>
          </table:table-cell>
          <table:table-cell/>
          <table:table-cell office:value-type="string" calcext:value-type="string">
            <text:p>[Anchoring Stab]</text:p>
          </table:table-cell>
          <table:table-cell/>
          <table:table-cell office:value-type="string" calcext:value-type="string">
            <text:p>[Alter Velocity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dventuress]</text:p>
          </table:table-cell>
          <table:table-cell/>
          <table:table-cell office:value-type="string" calcext:value-type="string">
            <text:p>[Anchor Lash]</text:p>
          </table:table-cell>
          <table:table-cell/>
          <table:table-cell office:value-type="string" calcext:value-type="string">
            <text:p>[Amplify Hearing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dvisors]</text:p>
          </table:table-cell>
          <table:table-cell/>
          <table:table-cell office:value-type="string" calcext:value-type="string">
            <text:p>[Anchor Line]</text:p>
          </table:table-cell>
          <table:table-cell/>
          <table:table-cell office:value-type="string" calcext:value-type="string">
            <text:p>[Amplify Sound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egiscaster]</text:p>
          </table:table-cell>
          <table:table-cell/>
          <table:table-cell office:value-type="string" calcext:value-type="string">
            <text:p>[Antimagic Blade]</text:p>
          </table:table-cell>
          <table:table-cell/>
          <table:table-cell office:value-type="string" calcext:value-type="string">
            <text:p>[Ancient Form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erial Dancers]</text:p>
          </table:table-cell>
          <table:table-cell/>
          <table:table-cell office:value-type="string" calcext:value-type="string">
            <text:p>[Antimagic Bolt]</text:p>
          </table:table-cell>
          <table:table-cell/>
          <table:table-cell office:value-type="string" calcext:value-type="string">
            <text:p>[Animate Dead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erial Scout]</text:p>
          </table:table-cell>
          <table:table-cell/>
          <table:table-cell office:value-type="string" calcext:value-type="string">
            <text:p>[Antimagic Slash]</text:p>
          </table:table-cell>
          <table:table-cell/>
          <table:table-cell office:value-type="string" calcext:value-type="string">
            <text:p>[Animate Frostmarrow Behemoth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eromancer]</text:p>
          </table:table-cell>
          <table:table-cell/>
          <table:table-cell office:value-type="string" calcext:value-type="string">
            <text:p>[Anvil Kick]</text:p>
          </table:table-cell>
          <table:table-cell/>
          <table:table-cell office:value-type="string" calcext:value-type="string">
            <text:p>[Appraisal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eromanc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ethergate Travel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g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gent of Corrup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gents of Corrup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i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id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ir Bandi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ir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lchemical Infantry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lchem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lchem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lchimagu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lcohol Brew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mateur Lingu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mbassad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mbassad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mbush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mbush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mbush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narch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narch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ncient Magi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ng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nimal Fee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nimalfrie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nimal Frie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nimalfriend Exi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nimal Hand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nnoun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nt Far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nt Que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pprais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pprais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pprentice]</text:p>
          </table:table-cell>
          <table:table-cell table:number-columns-repeated="6"/>
          <table:table-cell office:value-type="string" calcext:value-type="string">
            <text:p>[Appraise]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[Apprentice Baker]</text:p>
          </table:table-cell>
          <table:table-cell table:number-columns-repeated="6"/>
          <table:table-cell office:value-type="string" calcext:value-type="string">
            <text:p>[Appraised]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[Apprentice Cook]</text:p>
          </table:table-cell>
          <table:table-cell/>
          <table:table-cell office:value-type="string" calcext:value-type="string">
            <text:p>[Appraise Fo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Apprentice Cook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pprentice Garde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pprentice Mage]</text:p>
          </table:table-cell>
          <table:table-cell table:number-columns-repeated="6"/>
          <table:table-cell office:value-type="string" calcext:value-type="string">
            <text:p>[Appraising]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[Apprentices]</text:p>
          </table:table-cell>
          <table:table-cell table:number-columns-repeated="6"/>
          <table:table-cell office:value-type="string" calcext:value-type="string">
            <text:p>[Appreciate in Value]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[Apprentice Smiths]</text:p>
          </table:table-cell>
          <table:table-cell table:number-columns-repeated="6"/>
          <table:table-cell office:value-type="string" calcext:value-type="string">
            <text:p>[Appreciating in Value]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[Apprentice Tr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pprentice Witch]</text:p>
          </table:table-cell>
          <table:table-cell table:number-columns-repeated="9"/>
        </table:table-row>
        <table:table-row table:style-name="ro3" table:number-rows-repeated="8"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[Aquatic Invisibility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Aquatic Sinkhole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rachnolo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bale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bale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bal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bi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biter of La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bi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borist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Arcane Barrier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Arcane Spear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Arcane Toughness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Arcane Warrio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Arc Arrows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Arch Bladefie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cher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c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chery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chitec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chitec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chival Storytel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ch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chmage of Dea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chmage of Grass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chmage of Met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chmage of Sa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chmage of Sk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chmage of the Eternal Grassla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ch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chmagu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chmagus of Strength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Arc Lightning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Arc of Midnight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Arc Slash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Arctic Cryomanc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Area of Diffusion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Arena 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ena Gua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ena Hea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ena 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istocra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mchair Genera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med At All Time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Armform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Armorbre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mor Command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Armored Advanc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rmored Cavalry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rmored Fist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rmored Fur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Armored Lead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Armored Leap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Armored 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mored Merch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mored Offi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mored Soldi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mored Veter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mored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mo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mor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mor Knight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Armor of Faith]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[Armor of Thorns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rms Dea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ms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ms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msmaster of Stee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ms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ms Merch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msmis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ms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mswomen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Army of the King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rrow Formation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rrow Grab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rrowguard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rrowguard Formation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Arrow Magu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Arrow of Fever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Arrow of Fire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Arrow of Greater Dispel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Arrow of Light]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string" calcext:value-type="string">
            <text:p>[Arrow of Winter]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[Arrows of Flame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Arrows of Light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Arrows of Lightning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Arrows of Razzimir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Arrows of Sand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Arrows of Stone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Arrows of the Lightning Queen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Art Becomes Reality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rt Comes to Lif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Artic Cryoman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tifact Collec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tifact Merch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tifact Sel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tifi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tific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tillery Exper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tillery 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tis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tisan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tisa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t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tist of Bon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rtist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Ascertain Value]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string" calcext:value-type="string">
            <text:p>[asdf]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string" calcext:value-type="string">
            <text:p>[Ashen Mana Well]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[Aspect of the Champion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Assass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ssassin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Assault Formation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Assist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ssistant B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ssistant Coo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ssistan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ssistant Sales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ssistant Secretary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Astral Binding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Astral Clock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stroman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stronom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thlete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Attack Formation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Attend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ttendant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Attraction Shield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Auctione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uctione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Audience Charg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Augu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Aura Blade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Aura Detection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ura Knight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Aura Mute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Aura of Battl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ura of Flam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ura of Midnight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ura of Righteous Fir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ura of Rim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ura of Spring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ura of Stress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ura of the Bird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ura of the Brav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ura of the Emperor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ura of the Hearth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ura of the Inn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ura of the Lion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ura of Thorns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ura Pizza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Aura Reader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Aura Shield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Aura Sword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Aura Tracers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utho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Automated Scarecrows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utomatic Aiming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utomatic Dodg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utomatic Reload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Autumn Kn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utumn Knight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Avatar of the Wyrm Queen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Ave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veng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Avert Disaster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Avid Read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Awaken Scarecrows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xebreaker Formation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Axe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xe Champ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xe Figh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xe 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xehunt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Axe Kick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Axe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xe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xe Mast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Axe of Gigant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Axe of the Gigant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Axe Throw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xe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Axewoman]</text:p>
          </table:table-cell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[ayan]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[Babble]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[Bachatero]</text:p>
          </table:table-cell>
        </table:table-row>
        <table:table-row table:style-name="ro3">
          <table:table-cell office:value-type="string" calcext:value-type="string">
            <text:p>[Backstabb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da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kers]</text:p>
          </table:table-cell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[Bakery]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[Balanced Postur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allad of the Horns of Hammerad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Ball Lightning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andi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dit Ar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dit Chie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dit Genera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dit Lad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dit La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dit Lady of Storm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dit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dit Lea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dit 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dit Lord of Changing Sa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dit Lo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dit Marks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dit Que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dit Quee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dit Raid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dit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ane of Luck]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[Ban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ner Car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ner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ner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nerla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ner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nner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rbar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rbarian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arbed Charg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arb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rd of Stor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rd of the Voi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r Dra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r Drun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refoot Runn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ar Fighting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arkee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rkeep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arkfur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arkguard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arkskin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armai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rmai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r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r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ron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roness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ron of Ceremon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ron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arrier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arrier Breach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arrier Mage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arrier of Air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arrier of Faith]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[Barrier of Light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Barrier of Pride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Barrier of Scintillation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arrier of the Winds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arrier of Thorns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arrier of Wind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arriers of Air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arte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rtend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asic Cleaning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asic Cooking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asic Crafting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asic Footwork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asic Fortification Construction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asic Golem Shaping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asic Negotiator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asic Perfect Action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asic Quest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ass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stion Shieldbearer]</text:p>
          </table:table-cell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[batman]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[Battalion Lead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attalion of Glory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attering Charg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attle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ttle Capta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ttle Cast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attlefield Awareness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attlefield Ey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attlefield Hea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ttlefield 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ttlefield Mistres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attlefield of the Frozen World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attle Fl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ttle Hea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ttle Lea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ttle 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ttle Lo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ttle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ttle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ttle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ttle 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ttle 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ttle Princesse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attle Roar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attle See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ttle See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attle Warden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eacon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eam of Fire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eam of Zillac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Beastform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eastlo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ast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ast 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astma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ast Ma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astraider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astslay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ast Ta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ast Tam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ast Trai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ast Trai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autic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au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ekee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ekeep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gg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ggar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eguiling Aroma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Beheading Slic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ehemoth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elay That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eliev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liev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lldrake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enediction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enediction of Hop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eneficial Tonic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erry Far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rser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rser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rser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et T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icorn Charg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icorn R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ig Eat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inding Cords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inding of Belavierr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inding Ropes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ind Spell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iolo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ird Hu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ird R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ird Wat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ird Watc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isho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it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lack Burst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lackfire Fireball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lackflame Fireball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lack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lack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lackmarket Contac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lackpowder Engine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lack Shroud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lacksky R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lacksmith]</text:p>
          </table:table-cell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[Blacksmithing]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[Blacksmith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lade Art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lade Dan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ladedanc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lade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lademaster Assass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ladema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lademis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lademistress of Ancient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lade of Calanfer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Blade of the Earth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lade of W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lades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ladesmast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lades of Glory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ladeswoman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lazing Forg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lessing of Armor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lessing of Rains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lessing of the Hearth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Blessing of the Winter Warrior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lightranger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lightwarden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linding Arrow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linding Flash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Blindness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Blink Shaft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Bliss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Block Charg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lock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loodbat Swarm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lood Berserk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lood Drain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loodearth Mage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loodform Blades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Bloodfury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loodglass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lood Heal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lood is Growth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loodless Flow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Blood Lightning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lood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lood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lood Mage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looming Fireball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lue Blaze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lue Bolt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lue Lightning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lue Lightning Bolt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luemoon Garden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lue Ray of Lesser Disintegration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lur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lur Dodge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lur Leap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oar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arding Crewma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arding Offic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odies of Iron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odybuil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dy Dan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dy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dyguard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ody of Diamond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ody of Flames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ody of Mithril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Body of Ston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oil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olt of Spite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olt of the Lightning Giant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Bonebreaker Headbutt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Bone Claws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one Fracture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one Hea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nemender Heal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one Rapier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one Shiv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one Surgeon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one Wall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oneweaver Druid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one Wheel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ookbi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oki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ok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okkeep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ok Merch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ok R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oksell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oon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oon of Bird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oon of Numbtongu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oon of Pisces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oon of Saliss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oon of the Guest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oon of the Princess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oon of the Relc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oon of the Thron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oons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Boosted Velocity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Boost Spell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otan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un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uncer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ound Compression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ound Fireball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ound Spell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ound Spells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ounty Hu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unty Hun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w K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w Kn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w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wma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w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wman of Lo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w Ri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w Sni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wy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wy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ox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ravehear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rave Skirmis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raw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rawl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reak Their Moral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ree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ree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rew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rew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rew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ricklay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ricklayer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ridge of Light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rigad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rigadier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riga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riga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rine Cook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risk Breez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ro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ro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ruis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rute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ubble of Air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ubble of Displacement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ubble of Purity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ubble of Silence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ug Collec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ug Extermin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uggy Wing Command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ugward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Buil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uilder of Fabl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uild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ulwark Shield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ureaucra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urgla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Burning Blade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urning Blades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urning Floor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urning Grand Lightning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urning Lightning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urn Protection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Burst Arrows of Light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Bursting Arrow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urst of Speed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urst of Strength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urst Speed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But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utc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ut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Butl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By Appointment Only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By the Thron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afe Manag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age of Pallass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all Object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Call of the Champion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all to Single Combat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Calm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Calming Touch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Calming Winds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Calm Mind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amel Knigh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mera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merawoman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amouflage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amouflaged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Camp Barte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mp Coo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mpfire Che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mp Smith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andle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ptain of F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ptain of Hor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ptain of the Char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ptain of the F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ptain of the 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ptain of the Hor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ptain of the Last Sta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ptain of the Lin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ptain of the Royal 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pta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ptains of the Horse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apture Image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Carava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ava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avan 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avan Gua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avan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avan Lea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avan 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avan Ma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et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eta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go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pe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pen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pet Ra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pet Ri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riage Driv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rion Ea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tograp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tograp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v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rv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ascade Shield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astellan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ast of the Fisherman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asualty Report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ataphrac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tapult Mis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tastrophe Aversion Strate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t Bard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at Eye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Caustic Acid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Caval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valry Lieuten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valry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avalrywo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ellist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hain Lighting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hain Lightning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hains of Ivory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hains of Steel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Challenge of the Knight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hallenge of the Wilds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hamberl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amberlain of the Co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amberlain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hameleon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Chameleon Agent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hameleon Skin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Champ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ampion Gladi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ampion of Blad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ampion of W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ampio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ancell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ancellor of Co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ancellor of Foreign Affai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and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andl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hange the Flow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hannel Strike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Chaos Flamewheel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Chaos Sche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arcoal Burn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hargebreaker Guard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harge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arge Command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harge of the Strategist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hariot Driv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ariote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ariote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ariot Ma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ariot R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arlat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arlatan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harm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Charming Demeanor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harming Smile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Charming Visage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Charm of Thought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harm Smil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hatterbox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heat Death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heat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heck Sum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he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ef of Five Wi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ef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eval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evali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ief Engine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ief Mi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ief Mi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ief Sha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ief Shama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ief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ieftain of Countless Sk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ieftain of He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ieftain of the Sk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iefta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ief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ief Warrior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hill Paws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Chiurge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iurgeon of Cloth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hoice of the Conquered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horeograph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hosen Blow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hronoman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hronomanc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ircle of Protection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ity C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ity Fol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ity Watch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lairvoyance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Clandestine Observ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la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law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lawfigh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law of the Deep Aby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lea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lea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leaning Manag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leanse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leansed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Cleansed Materials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Cleansing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Cleansing Heat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Cleansing Wind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lear Emotions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lear Minds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Clear Position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Clear Skies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lear Weather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Cleaving Arc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leaving Blow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leaving Scyth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leric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leric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ler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lerk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limb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limb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limbing Expertis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limbing 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lockmak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lone of Cete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lone Person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Close Counter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loth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lothi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loth Merchant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loudburst Theft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Cloud of Darkness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Clow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low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a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ach Driv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ach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ach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ach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astward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bb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bbler Apprentic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bb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gwork Bureaucra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in Lady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old Air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oldfury of the Lizard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Cold Iron Mists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olone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lone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lon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mbat But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mbat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mbat Sorce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mbat Train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ombined Arms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ombined Arms Strate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mbined Arms Wing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median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ometfall of the Harpy Queen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Come to the Tabl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omfortable Barmaid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omfort Food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omforting Petting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mmander of the Lin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mmand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ommanding Presenc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ommanding Voic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ommand Lesser Undead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omment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mmenta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mmissio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mmon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ommunication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Communication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mmunication 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mpan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mpany Captain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ompartmentalized Knowledg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ompartments of Hold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mpetitive Sing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omplete Grief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omplete Hush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Complete Onslaught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Complete Silence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Compos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ompressed Muscle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oncealed Presence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Concealing Presenc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onceal Presence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Concentrate Mana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Concubine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ondensation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one of Silence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Confectio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nfection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onfidential Sources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Confusion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onjure Pebble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Con 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nquer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nscript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onsecutive Spear Flurry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onso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nsort of Chan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nstruction Supervis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nsult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nsultant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ontained Room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ontained Sound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Continuous Cut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ontinuous Rolling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ontract Ma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ntrac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ntract Sea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ntroll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ontrol Mana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Control Pitch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onvincing Li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onwo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o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ok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ok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Cooling Breeze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ooling Wind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Coordin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rn Far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rpo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rpse Digg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orrected Spelling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orrupt Account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rrupted Account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rrupt Magistra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rrup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rrup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stume Tail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ncil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ncilmemb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ncilmemb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ncil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ncilor of Sta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ncilor of Stat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ncil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ncil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ncilwo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nsell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nselo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ounter Backstep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ounter Blow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ountercharg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ounterfir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ounter Fir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ounter Melody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ounterspea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ourageous Speech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ou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ri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rt Alchem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rt B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rteous Mug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rtes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rtesan of Chan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rt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rti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rt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rt 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rt Serv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urt Servant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overing Fir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overt Maid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overt Target Mark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owboy Kn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owfriend Mil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ackling Armor of the Lightning Emper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af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after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af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afts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afts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aftspeop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aftspers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afts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aftswomen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reate Bread]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[Create Lesser Sand Golem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reate Lifesand Golem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reate Mud Golem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reate Snow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Create Water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Crescent Arc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rescent Cut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i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ime 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iminal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rimson Stinger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Crimson Storm of the Blood Demon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Crooked Suppl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ossbow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ossbowmen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ross Cut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Cross Flameblast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Crossroads of Izril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rowd Control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Crow Wit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us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uS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usa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yoman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yomancer of Mask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yomanc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ystal Hea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rystalized Though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ult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ult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ultivation Exper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ultiva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ult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ult 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ulturist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ure Ailments]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[Cure Mundane Wounds]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[Cursed Hands]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[Cursed Outca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urse Mage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Curse of the Dunc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urved Arc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urve of the Moon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Curving Shot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Cushion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Cutthroa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utthroa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Cycl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Dagger Art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Dagger Duelist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Daggerhail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Damse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an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anc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ancing Warrio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Dangersens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angersenses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aring Charg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Dark Ave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ark Mage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Darkness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arkness Pool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Darkpact Duel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ata Analyst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Data Discrepancy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Dauntless Helms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ay Labo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adly Skulk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Deafen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eafening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eafness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Deathbane Necromanc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Death Before Dishonor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Deathblast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eathbolt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eath Bolt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eathbolts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Deathbringer Sco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ath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ath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ath Keep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Deathlance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Deathless Virtuoso Assass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ath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ath Sold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ath Soldi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athtouch Princ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ath Wai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ath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ath Warri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bt Collecto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Decapitation Slic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ecisive Blows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Deckha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ckhand La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ckhand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Deeper Cut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Deepforest Huntres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Deep Freeze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Deep Miner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Deepwood Barkskin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Defend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Defense Formation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Defensive Command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Defensive Fighting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eflecting Parry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eflecting Slashes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eft Hand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eft Hands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Defy Gravity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Delayed Cut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Delayed Fireball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Delayed Throw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elegate Skill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elight Cooking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Delirious Happiness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Demon Hu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mon Hun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mon Huntres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Denial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enial of Observation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Depression Spr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pth Captain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Depth Explosion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Depth Hu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pth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pth 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pth Magu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pth Pira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pth Sail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epth Sailo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Desperate Rallying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Destroyer Knight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Detect Aura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etect Death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Detect Flaw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etect Guilt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Detect Heat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Detect Improper Learning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etect Injury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Detective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Detect Lie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etect Lies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etect Life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etect Magic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etect Parasites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etect Poison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etect Rot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etect Truth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etoxin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Devastating Slash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evastating Uppercut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Diamondheart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iamondshard Spray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Diehard Warri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ig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igg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ignita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iligent 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iploma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iplomat of Env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iplomat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Directed Compressed Burst of Air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irected Fireball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Directional Sound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Directo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Dirt Spray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Dirty Feint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isable Friendly Fir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isadvantaged Negotiation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isadvantaged Renegotiation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isarming Strik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isarm the Fo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iscerning Clientel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Dishwas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ishwasher Clean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Disintegrate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isintegration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isintegration Ray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isintegration Rays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ismiss Specter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ispel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Dispell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Dispel Magic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ispel Phantasmal Warriors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ispels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Displacement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Dissid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issident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Distant Vision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Distracting Cough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Div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ivi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ivi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ivision Capta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ivision Lead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Dizzying Shieldbash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Doc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oc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og 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omin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oom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oomguard Gladiator Champ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oomkil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oomsday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oomsday Shou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oomseek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Doomshaker Blow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Doomspe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oomspeaker Prie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oorkee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oppelga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oppelgang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Double Arrow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ouble Cut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oubled Acceleration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oubled Efficacy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oubled Impact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oubled Rang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oubled Spell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oubled Velocity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oubled Volley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ouble Potency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ouble Shot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ouble Slash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ouble Step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ouble Strik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Double Tap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Dowa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owager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Downpour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Dragonbane Swordlege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agonpri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agonr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agonslay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AGONSLAY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agonslayer Rogu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agonslay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agonslayer Strate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agoon]</text:p>
          </table:table-cell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[Drake]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[Draug Strength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Drea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ell Knight of Shift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ibb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iftwind R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ill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in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iv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iv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op Strike Lieuten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ug Addic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ui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uid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ui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um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umm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un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unk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runk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ualblade Maraud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Dual Shot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Dual Slingshot Skirmis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uch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uches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ueling Princ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uel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uelist Princ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uel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u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Dukes]</text:p>
          </table:table-cell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[Dullahan]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[Dungeon Conquero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Dust Arrow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Dust Bomb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Dust Cloud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Dust Kick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Dust Storm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Duststorm Kick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Dust Wind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Dy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Eagle Eyes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Earbreak Siren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Ear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arl of the Ra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arl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Earmarked Funds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arpiercing Whistle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Earth Cannon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Earthen Bulwark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Earthen Bulwarks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Earthen Pillar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Earthen Spire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Earthen Spires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Earth Mage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Earth Pillar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Earthquake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Earth Wall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Ease Your Burdens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Eat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Echo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Echoing Strings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Edgeworld Hunt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Edict of Bloom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dict of Silversky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dict of the Blooded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fficient Metabolism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fficient Run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go is Weight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idetic Memory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Eidetic Spell Memory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Eighteen Minutes of the Secretary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Eld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Electric Chords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Electric Jolt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Elemental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lemental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lephant Rid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Eleventh Hour Wheels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Elite Body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lite Bodygua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lite Knigh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lite Mercena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lite Skirmis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lite Skirmish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Elven Concentration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Embalmer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Emergency Exit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[Emi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mira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mi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missar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missa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motional Innkee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mper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mperor of Sa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mpero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Empower Spell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Emp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mpress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mpress of Bea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mpress of Bea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mpress of Sand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Enchanced Focus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Encha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nchan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nchan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ncyclopedia Scout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Energizing Touch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Enforcement Rai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nfor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ngineer]</text:p>
          </table:table-cell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[Engineering]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[Engine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Enhanced Agility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nhanced Endurance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Enhanced Flame Spray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Enhanced Hid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nhanced Impact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nhanced Movement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nhanced Seasoning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nhanced Shields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nhanced Speed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nhanced Strength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nhanced Thread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nhanced Toughness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nriched Recipes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Entrepreneur]</text:p>
          </table:table-cell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[Entropy Enabled]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[Envoys]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[Erase Memory]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[Erin]</text:p>
          </table:table-cell>
          <table:table-cell/>
        </table:table-row>
        <table:table-row table:style-name="ro3">
          <table:table-cell office:value-type="string" calcext:value-type="string">
            <text:p>[Escort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Establish Bond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ternal Beauty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Eternal Rocksoup Cook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Evaluation of Wealth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vasive Dodg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vasive Flip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vasive Leap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vasive Maneuver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vasive Roll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vasive Scamper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vasive Tactics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vasive Turn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ven Footing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Everburning Firestorm]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[Evercut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Everpiercing Swords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veryday Prop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vil Ey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Executio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xecutio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xemplar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xhibition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xhibition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xile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Exit Negotiations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xpanded Cargo Hold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xpanded Lungs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xpanded Rang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Expedition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xpeditious Retrea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xpeditious Travel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xpert Arch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Expert Bartering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xpert Cooking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Expert Row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xplo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Explore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Extend Blad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xtended Battery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xtended Blad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xtended Reach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xtended Strik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xtended Sweep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Exterminators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Extra Spice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ye for Talent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Eye of Clairvoyance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Eye of Need]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[Eye of Revelations]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[Eyes in the Back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yes of Appraisal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yes of Many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yes of Personality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Eyes of the Bandit Lord]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string" calcext:value-type="string">
            <text:p>[Eyes of the Wyrm]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[Fact Check]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[Faint Presenc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Fairday Illusion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irmaster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[Fair Share]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[Faithfu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ith is My Streng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ith See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ke Dismemberm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ke Smi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lco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lco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llen Smi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lse Dea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lse Or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lse Sou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med Lead Ac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med Method Ac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med Sweetcorn Far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me Is My Magic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mili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mous Nam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away Voi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 Cha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 Hu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m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mha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mha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m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m Wor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m Wor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 Ri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 R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ri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see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seeker Arr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shot Maste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s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 Speak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thest Travel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rtraveller B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shionista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shionista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st Backste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st Boil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st Dry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st Fireb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st Grow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st Leg Swee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st Stitch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avor of the K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e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earless Char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earless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earless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ear of the Migh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eatherf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eatherfall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eatherwe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eel the Rhyth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eet of Ston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e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en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enc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enc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enc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encing Instruc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erme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erocious Comma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eld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eld Comman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eld Medic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eld of Preserv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eld of Suppress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elds of Boun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eld Trai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gh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ghter Pil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gh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ght Like You Mean I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ll the Sai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n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ner Threa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nger of the Fire Gi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e Ar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eb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ebal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ebla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ebol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e Bol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ebreat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efl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e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e Magne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e Orb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e Orb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estar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estarter La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estor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estorm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e W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e Whee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st Account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st Diploma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st Ma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st Reasonable Off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st Serge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st Strik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st to Batt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st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rst Warri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s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sher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s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sh Gut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ssu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stfigh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st Figh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st Figh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sts of Ir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t to For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vefold Arcane Bar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ix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g Bea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g Bear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il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me Ar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me Arr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me Bol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me Flo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me Geys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me Je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me Pill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me Rap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me Ra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me Scyth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mesh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me Sna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me Spra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me Stri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me Swath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me Vei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me W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ming Lightn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ming Swath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re Firefl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re Orb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reshrie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re Wyver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ba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 Bla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 Bl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 C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fi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 Fireb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fire Spellcraf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 Fo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 Ha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 Hoov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 Ki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l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 Mo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 Pun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 R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 Spark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ste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 Ste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stepp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 Stepp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 Stepp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 Step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 Stri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 Unsheath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sh Wing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ut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wless attemp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wless Attemp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wless Attemp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wless C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wless Defe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wless Dod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wless Par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awless Stri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eet Fo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eet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eet 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eetwind Fee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eshchos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eshchosen Formsha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esh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esh Reap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esh Regrow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eshsha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esh Sha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eshshap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esh Shap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et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etc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icker Char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icker Dod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icker Onslau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icker Ste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icker Thef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ight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ight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ight of the Phoenix K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or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urry Blad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urry of Bl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urry Strik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y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ying Bone Club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ying Hoov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ying Jump Ki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ying Ki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lying Whee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cused Fi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cus Fi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cus of I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e Sens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g of Apath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llow My Ba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llow the Sto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o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o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otball Coa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otbal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otpa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otsold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otsoldi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ot Soldi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a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ager Coo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ag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ce Ar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ce Bar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ce Bea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ced Remov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ce Orb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ce Pal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cesh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ce Sh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cew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ce W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cewal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e Dra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e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e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es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est Arc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est Knigh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est of Ston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e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ge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gema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given Magic Smi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msha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mshap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t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tification of Mithri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tified Blo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tified Bo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tified Shiel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tress Kee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tress of the Ice Que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tune Tel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tune Tel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r Your Ears Onl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urfold Arcane Bar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urfold Pett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urfold Stri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ur Good L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xfi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ox Fi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ee C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enzy Cu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ictionless Surfa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iend of Fu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ost Arr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ostbi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ost Bloo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ostbo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ostdart Swar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ost Elementa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ost Geys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ost Ra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ost Resist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ost Vortex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ozen Arm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ozen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ozen Flo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ozen Grand Lightn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ozen Gri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ozen Que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ozen Quickshap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ozen Sh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ozen Wi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rozen Wi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ull Body Th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ull Power Bl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ull Power Th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ungoid Harve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un Murder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urious Char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urious R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ur Knigh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ur of the For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urry Sp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Future Negoti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le F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lewi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le Wi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lewinds Strate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le Wing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mb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mbler of Fat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mb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mbler Strate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ng Bo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ng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ng Lea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ng Mastermi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rd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rde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rde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rden of Sanctua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rde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rdens of Sanctua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rd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rrison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rrison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te 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tekee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te Watch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tewa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the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ther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auntlet of For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ea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emcut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emcut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em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emstone Administr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eneral of B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eneral of Defen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eneral of the Lin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enera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enerous Fro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eneva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enius Polyma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entleman Thie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entleman Thu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eoman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eomanc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et in Form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et Off My Shi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hostly Ha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host Sha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iants on the Mar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acial Spe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acial Spea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acial Wall of I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aciersheet I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adi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adia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assblow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assblow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ass Blow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ass Merch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ass Needle Spra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iding Step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itterdust Stor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itterfrost Gu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ittering C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orious Char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orious Radi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ory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ory See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ove Gri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lutt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nawing Hu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blin Soulb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blin Tam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lden Rays of Rhi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ldsmi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lem Artifi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lem Artific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lem Artisa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lem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lem M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lem Ma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lemmaster Coo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od King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od Luck Char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recut Ste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re Spla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rgeleap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ssi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ssip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th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urma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urma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urme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vern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overn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bb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bb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ceful Ste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ce of the Bastil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cious Invit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nd Fireb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nd Lightn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nd Lightning Tidal Wa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nd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nd 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nd Magu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nd Magus of Mind and Stud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nd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ndmaster Kn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ndmaster Strate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nd Ritu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nd Sla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nd Strate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nd Strategist of Victo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nd Telepo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nd Teleport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nd Tempe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nd Thea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nd Theat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nite Form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pp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pp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ppling 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sslands Figh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ssy Mead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vedig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vedigg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vete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veten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vitation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avity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 Bar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bow Ar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bow Arc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bow Sni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 Chief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 Chieftain of the Sk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Agil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Bindings of L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Blessing of Arm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Dexter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Dispe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Dod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Endur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Far Ca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Fire Resist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Frostw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Gea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Has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Inebriated Streng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Invisibil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Light Binding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Lightn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Lightning Bol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Lightning W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Pain Toler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Sc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Spe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Spellsh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Streng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Telepo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Teleport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Time Sl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Toughn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Transl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r Trem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est Batt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 Genera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 Sh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 Sla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at Sw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enbane Ar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enhorn Recrui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en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en 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ee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iffin Pri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iffin Rai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iffin Ri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iffin R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ip of Paralysi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oo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ounded Adv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ounded Whee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oundskee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oundskeep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ow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ow Gra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rudgescent Ter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aranteed 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ard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ard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a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ard Serge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ards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ardsman of Tru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ards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ardspeop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ards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ardswo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i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id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ild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ildma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ildmis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itar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n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n Sco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nsli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st of Ai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st of Wi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ut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ymna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ymnastic Run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Gynecoloman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ilfire Gun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il of Bol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il of Projectil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irdress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lberd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mmer Bl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mme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mmer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mmering Bl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mmer Ki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mmer Kick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mmer of the Obsidian Gi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nd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ndmaid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ndmaide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ndmai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ng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rbor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rborma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rbormis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rden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rp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rried Gallo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rve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s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st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u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u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w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w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wkey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wk Ey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wk La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awk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d B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d Barmai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d But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d Caravan 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d Far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d 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dhu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d Mai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d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d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d Mi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d of Gua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d of Househo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d of Staf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d Serv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d Serv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ds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ds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d Wai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d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l Da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l Minor Wou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l Moderate Wou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l Mundane Wou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r M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rtbreaker Ki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rth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rthlo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rt of Darkn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rts of Cour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ted Roo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tsen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t Vis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vy Infant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avyweight Pun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ck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dge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dge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dge 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dge Wit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dge Wiza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don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 Felt No Sham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 Fought With All His Pri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ightened Reflex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i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i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llspeaker Prie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lms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lms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mostatic Pau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ra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rbal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rbal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rb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rb Mix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r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r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rd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rd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rdmis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rdmistress of the Greatla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rdmistress of the La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retical Swarmlord Alchem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rmi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rmi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ro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ro Chief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ro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ro of Str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 Scratched Only Threa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x Ea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x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x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ex of Damn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dden Spot of Deep Freez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dewor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gh Admi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ghbor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ghborn La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ghborn of Co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gh Jum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gh K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gh King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ghlight Targe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gh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gh 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gh Magu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gh Strate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ghway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ll R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p Bum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stor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storian of the Wor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istoria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ar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ld the Lin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ly Bar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ly Chick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ly Flame of the Agelu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ly Ha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ly Radi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mest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ming Arc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ming Ar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ming Arr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ming Fireb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ming Ki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ming 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ming Sho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ming Spe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nest Repor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norable Immort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norable Thie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norbound Priso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nored Shieldbea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nor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nor 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nor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ok Pun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rncal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rncal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rrendous Weat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rrific Laugh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rse Arc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rse Bree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rse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rsefrie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rse Hand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rse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rse Ta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rticultur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rticultur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stel Mana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st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st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st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t Enough For You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t Ha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und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ur of the Secreta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usekee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use Kee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usekeep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usemai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use Mana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usemis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use Serv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usewif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owl of the Blizz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gfriend Commander of the Nice Peop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mble Ac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mble Prese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mm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ndredfold Stab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nt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n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nting K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nting La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nting Lea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nt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nt Ma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n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nts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rricane Arr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rricane of Aci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rricane of Darkn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rricane Stab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rricane Th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u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ydrabane Assass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ydra R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ydroman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ydromanc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Hygenic Ha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Arm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bo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Da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Element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fle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flesh Ha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Flo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Hed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L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Lanc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Magic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Magic Affin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Pill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Que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Sh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Spe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Spea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Spi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Spi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Spik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Spra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W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Wal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e Whee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y Flo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y Gras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y Sh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cy Spe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di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d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gni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gnore P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llegitimate Hei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llumin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llumination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llusion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llusion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llustrated Poi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llustr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mobile Rank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mobilizing Tou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mort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mortal Ave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mortal Mom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mortal Momen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morta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act Char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actful Bl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act 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act Headbut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act Pun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act Reflec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act Ru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act Sh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act Shockwa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act Spe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artial Observ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erial Apprais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erial Aura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erial Lev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lacable Demean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lacable Or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losion We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ossible Dod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roved Blo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roved Brac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mproved Featherf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cendiary Dar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cendiary F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cinerating Radi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cisive Comm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definite Flot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definite March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direct Bombardm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direct Hex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domitab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domitable Champ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domitable Wi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ebriated Toughn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fantry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fantry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fantry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fection Hea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ferno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ferno Pyroman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ferno Sk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ferno Smi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filtr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filtra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form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forman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formation Bro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gredients Sen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gredients Stabiliz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heritance of the Bandit 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jured Warri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k Spra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ner Frie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nkeee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nkee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nkee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nkee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NKEE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nkeep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nkeepe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n Mana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san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sect Ban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sect Fee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stantaneous Barr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stantaneous Bombardm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stantaneous Redirec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stantaneous Reloa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struc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struc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sult to Inju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tangible Snat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terception Fi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terrog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terroga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terspecies Negoti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timidating Gla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tui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ven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vestig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vestiga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visibil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visibility F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visib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visible Appearing Ro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visible Ar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visible Bol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visible Ca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visible Fireb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visible 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nvisible Spectru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ronhi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ronscal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ron Scal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ronshe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ronsk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ron Sk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ron Tempe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solation Bubb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t Hurts L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Ivory W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ab Barr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ail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ar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aveline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avelineer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avelineer Maj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aveline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avelin Throw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e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e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et Spra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ewe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ewe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ol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osep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ournal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oyous Spiri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ud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ud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udicia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uggerna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uggernau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uggernaut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ugg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ugg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ungle R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ungle Ward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unior Watch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Junior Watch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ais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aras Duststor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een Blad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eener Ed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een Ey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ee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eeper of the Pa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eeper of the Pa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eepers of the Pa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eep Up With M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eg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ennel 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ennel Ma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ent Scot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eybea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eybearer Kn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ickbox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ic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ic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idnap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idnapp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il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il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ing of Arc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ing of B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ing of Challen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ing of Key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ing of Rich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ing of Taima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ing of W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ing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iss of Lo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iss of the Vi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fe Figh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fe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f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ght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ght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ght Err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ghthoo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ghtl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ght Marsh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ght Marshal of Ra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ght Marshal of the Ra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ght of Key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ght of Spel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ght of the Crusa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ght of the Daw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gh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ghts of Autum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ghts of Sum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ghts of the Spr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ights of the Sum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ow Thy Audie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Knuckles of Ir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bo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bor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byrinth of Fithe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d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dy Firestar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dy Navig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dy of Pri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dy of Pry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dy of the Woo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dy of the Woo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dy of Thor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dy of Thor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ncearrow of L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nce Form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nce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nce of the Bone Gi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n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nc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nce Thru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ncing Hydrastri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ncing Thru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ncing Thru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ndlad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ndla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nd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ndlo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ndow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ndow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rger Livesto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st Surviv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unching Stri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unch Ki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unch Pal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undry Was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va Orb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va Wa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w of the In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yabo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yabou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ayered W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ad Ac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ad Ac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ad Engine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aden We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a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adwe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aping Fish Combo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aping Stri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arn by Examp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arned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atherwor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atherwor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ctu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ge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gendary Mercena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ge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giona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gions of Stee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g Swee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sser Bar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sser Bo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sser Dexter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sser Endur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sser Explosive Resist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sser Frost Element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sser Insan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sser Intui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sser Pain Toler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sser Resistance to I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sser Spe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sser Stamina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sser Streng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sser Telepo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sser Teleport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sser Toughn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sser Twi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sser Wisdo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vel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ve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vel Ups Cancell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vita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evit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a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brar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brarian Kn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brarian Knigh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braria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euten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eutenant of the B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eutenant of the Fra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eutenant of the Lin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eutenan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feburning Flam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fe Lee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fesand Gole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f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 Ar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 Arrow Casca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 Arr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 Bar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 Bea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 Brid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 Brid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ed Ar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fold Arm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fold Bar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fo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ing Bol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ing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 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 Ne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n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ning Bol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ning Bol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ning Cho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ning Gallo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ning Hoov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ning Jab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ning Jol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ning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ning Melo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ning Orb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ning Shrou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ning Sla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ning Spri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ning Stor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ningstrike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ning Tempe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 Orb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sand Ar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 Sco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soaked Armamen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 Spe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 Spea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 W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ghtwe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mited Regener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mited Telepath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nebre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ne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ne Coo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nehol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neholder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neholder Form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neholder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nehol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nk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ivestock Bree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a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calized Earthqua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cal Landmar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cate Numb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ckdown Grapp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cking W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ckpic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cust Stor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gistics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ne Surviv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ng Backste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ngbow Ar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ngbow Arc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ngbow Assass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ngbow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ngbow Sni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ngbow Snip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ngclaw Gri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ng E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ng Ea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ng Range Firebal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ngrange 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ng Range 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ngste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ngstick Jum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ngstr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ngstrider Sco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ng Upperc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oko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okou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o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o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ot Weighs Noth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ran Grimn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rd Admi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rd Capta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rd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rdl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rd of Batt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rd of Ceremon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rd of Love and Win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rd of Orcha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rd of the D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rd of the Orcha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rd of Wav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u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udn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ud Voi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v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v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owlif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ucky Dod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ucky Sa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ucky Sold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umberja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umberjack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unar Swords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Lure So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caroni Critic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ce Gno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ce Kn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ce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ce Thu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ce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ch Pun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ch Wing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d Clow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e Arm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earmor Soldi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e Art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e Assass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e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e Hu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e Kn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e Knigh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e La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e Lieuten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e 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elo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e Lo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e Marsh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e Run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estone Chief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e Strate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eward Sh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al Anch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al Ar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al But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al Che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al Cook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al Crafts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al Gir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al Horsetam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al Innkee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al Pai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al Scrib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al Stud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al Swords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al Tattoo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al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al Weav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 Anch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 Crossbow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 Enabl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 Gift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ia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 Nu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 Pain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 Spin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 Swords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tech Engine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 Thou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 Tr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 Tripwi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 Us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 Voi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c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 of the Old Way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stra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strat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itech Engine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ma Wa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netic Pu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nified Train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nify I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nify Spe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gu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hatma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i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id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i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idserv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intain the Pa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j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jordomo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j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keup Art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lleable Met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mmalo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na Bubb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na Bur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na Disrup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na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nag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na Poo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na Reser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na Sen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nasource Sh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na We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na Wel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nserv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nservan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ns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p Ma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athon Ru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au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au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ch Comman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c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chion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ch of the Invincib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in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ked For He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ked Targe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kings of Spe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k of Wor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k Posi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ks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ks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ks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kswo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kswomen of the Mar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k Targe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qui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sh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shal of Ra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sha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sh Figh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sh Hun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sh Kn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sh Knigh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tial Art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tial Art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rtial Ar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o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s Armor of Thor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s Cal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s Clean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seu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seu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s Featherf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s Paralysi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s Pray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s Sile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s Silent Sick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s Stone Lanc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s Telepo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s Teleport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ter Ar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ter Architec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ter Buil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ter Carv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ter Chari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ter Chariote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ter Far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ter Helms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termi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termind Crimin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ter of 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ter of Artille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ter of Fac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ter of Swords and Sorce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ter Pot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ter Skyar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ter Sli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ster Smi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tchm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tchma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thematic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thematicia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y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ay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asure Dist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asure of Val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chanic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di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dic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dical Assist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dic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lody of Spe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mo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morize Spee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mory of the Ear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mory of the Quara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mory Sear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mo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nd Bon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nd Bon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ntal Clar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rcenar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rcena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rcenary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rcenary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rcenary Comman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rcenary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rcenary K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rch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rchant Armsdea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rchant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rchant Capta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rchant 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rchant of Curio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rchan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rc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ss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ssag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ss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ssag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sse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sseng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ss Serge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ss Sergean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tallur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tals Merch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teor Show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teor Stor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teor Stri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thod Act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ethod Ac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dwif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dwiv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ght of Fou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litia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litia Arc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litia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l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l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nd Blan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ndhaz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nd of the Strate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nd Scen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neral Distill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ning Chief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ning Fore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ning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ni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nor Accident Preven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nor Heal Wou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nor Radiance of Heal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notau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notaur Pun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nute of Ir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nute of Spe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rage C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ssileward Linehol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streach C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sts of Madn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tes of Slumb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thril Bo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ix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onar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onarch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on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onk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onster Hu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onster Hun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onsterparts Che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oodr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orale Serge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oral Philosop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ortal Champ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ortic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ot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otionless Vortex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otivational Spee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ountain 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ountainrange Sni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ounted Arc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ounted Sling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rsha Expe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rsha Ki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udb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ud B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uddy Grou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udgrip Boo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udpi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ud Sla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uff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uffl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uffled Arm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ug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ugg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ultiplied Stone F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unitions Expe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ural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urde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urder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uscular Restructur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usic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usicia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y Blade Pierced All But Dragonhi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y Other Sel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y Quarry Bleeds O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y Soul Shall Forge New Magic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ystic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y Stunning Perform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y Sword Sings Twi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My Tools Were Unbrok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agatine Sc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ame Your Pri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ann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atural All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atural Concealm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atural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aturalist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atural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atural Oi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atural Seasoning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atural Yea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avig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ecroman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ecromanc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ecromanc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eedlewo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egoti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egotia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erves of Stee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etweav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etwork Telepo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eutralize Od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ews Anch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ight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ight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ightpeop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ightstal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ightstal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ightwal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ightwal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ight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ightwo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ightwor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imble Run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inja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o Air Resist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ob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oble Ai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obl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oble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oblewo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oi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oma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oma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onlethal Lightning Bol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o One Leaves My Prese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o Overlap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o Period P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o Pulling O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otar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oxious Fum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ud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ud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umb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umbing Tou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ur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ursemai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ursemai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Nurs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ars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ars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bserv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bsidian Sk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bstetric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ffense Mo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ffensive Ro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ffi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fficer Headhunter Mo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ffic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fficer Under Arm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ffici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iled Flo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ldblood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ldblood Magu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mnidirectional Bl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mnidirectional Sla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ne Day Bloo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ne Dies Before The Ot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ne Good Li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ne Lucky Sa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ne More Por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ne of the La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ne Stands Before 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ne Thousand Arrows of Fi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ne True Detai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nly Truth Between U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nslaught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n The Job Training For Services Render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pe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pen Port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pen the Vaul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pen the Vaul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rac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racle of Calam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racl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range L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r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ra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rb of Ai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rder of the Samarit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rders from Abo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ur Blades Sang Through All Thing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ur Suffering We Returned Twofo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utca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utlandish World of Wa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utri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utr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utrun the La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vercut Arc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vergrow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ver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verpowering Cho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verpowering 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Overse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cif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ck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ckmis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in Nu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i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in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int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int Merch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int Spra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lace 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lace Gua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lad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lad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nic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rag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ragon Chief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rago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ragon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rallel Think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rallel Thou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rallel Though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ralysi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ralysis Bol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ralysis Ra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ralysis Tou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ralyzing Tou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rry Bla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rtial Reconstruc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rtial Restor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rtycras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rty Poo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thfi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thfin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thfinder Scou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th of Flam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th to Victo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tisseri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tr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u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avilion of Secre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aceful Melo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aceful Re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ace of the Wi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arl Hun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as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asan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bble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erl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erless Hu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erless Logistician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erless Logistics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erless Magical Smi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erless Magic Smi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erless 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erless Spear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gasus Fl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gasus Fli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gasus Ri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gasus R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ilspear Form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ntagram of the Five Alchem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pper Cor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fect Attemp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fect Basic Ac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fect Blo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fect Dod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fect 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fect Imit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fect Measurem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fect Muff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fect Par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fect Postu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fect Rec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fect Reduc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fect 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fect Temperature Contro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fect Th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fect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formance Suppl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for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form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pendicular 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sonal Levit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rve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stless Crop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t Ow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t Rais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trific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et Trai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hantasmal Trick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hantom Bra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hantom Spearw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hantom Volle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hilosop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hilosop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hysical Overdri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ckpocke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ckpocke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ctorial Chef de Entremet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el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er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erce Thru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erc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ercing Arm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ercing Ar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ercing Bl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ercing Lea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ercing Missil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ercing Shatterbol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ercing 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ercing Sho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ercing Stab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ercing Strik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ercing Sw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ercing Thru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ke Expe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ke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ke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kewall Form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ke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lgrim of Fai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lgrim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lla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llag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llar of Ear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llar of Flam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llar of Flam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llar of Fro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llar of Light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llar of Obsid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npoint Disc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npoint Distance Ki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npoint Distance 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npoint 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npoint Stri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npoint Volle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ra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rate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rate Capta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rate Far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rate K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rate King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rate La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rate 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rate Lo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rate Que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rat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sces Enthusia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tfall Tra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izza Kn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lague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lague of Fil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lan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latform of Ai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lay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lay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lot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lumb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lusOn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a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ac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e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e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ison Clou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iso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isoner Rogu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ison Immun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lite Deflec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lite Demean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litic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liticia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lyma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lymorp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pst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p St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rt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r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r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tion of Has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t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t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ttery Tr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werful Diges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wer Ki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wer 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wer Stri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wer Strok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ower Th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ay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ea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ecise Or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ediction of Succ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epared Sign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ese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eserv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esid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ey Sen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de is Unbreakab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de is We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de of the Wav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e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est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est of Wrath and Sk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e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mal Fe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me Mini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me Mini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ncel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nce of Rogu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nce of Sa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nc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nc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ncess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ncess of Bloo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ncess of Depress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ncess of Gura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ncess of the Stree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ncess of Trous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smatic Bar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smatic W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so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iso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odu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oductivity Spi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ofess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ofess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ognug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olific Art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olonged Negotiatio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omo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ophe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ospec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ospec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ostitu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ostitut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otec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otection from Arr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otec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rotect the Innoc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sychic Guard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sychic Guardia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ublic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ub Ow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un Ma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ure Acceler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ure Radi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urified Fle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urify Wa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urity Che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ursuit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uzzle Merch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yroman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Pyromanc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a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ake Bl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ality Sc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ara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arass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arter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arterma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e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een of Coven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een of Necrocrac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een of the Eternal Necrocrac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een of the Freed Peopl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ee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ick Apprais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ick Arr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ick Assembl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ick Boil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ickened Scrib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ick Evalu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ick Gallo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ick Ki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ick Movem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ick Recollec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ick Recove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ick Sla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ick Slumb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ick Stab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ick Ste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ick Stri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iet Ai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Quiet Hoov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cdelbear Shapecha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diance of the Daw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diant Cour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i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id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iding Opportunit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id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id Lea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in of Arr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in of Frozen Tea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ise Corp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ise Dea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ise Skelet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ise the Stand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llying Ban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llying Posi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llying Prese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lly To M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mming Spe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mpage Ru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n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nc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nger of the Great Dese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ng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ngers of the Woo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nso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pid Acceler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pid Adv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pid Fire Ar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pid Maneuver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pid Mar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pid Reloa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pid Retrea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pid 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p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re Que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re Que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va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ven Ey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y of Disintegr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y of Entrop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y of For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y of Fro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y of Inciner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y of Shatter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zor C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zorfor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zor Sla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zorwi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azorwind Disc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aching Sla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a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ad Your Lip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a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ar Admi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arward C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assuring Prese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be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bel Coo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bel of Str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be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call Guil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call Memor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call Memo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call Tex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call Weap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captured Sublim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capture the Runawa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ception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ception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ckless Adv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ckless Char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construc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create I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crui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crui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cruitment Offi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crui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DACT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direct Arr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direct Bal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direct Missi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duced Fireb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duced Lightning Bol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duced We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duce We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finement by Accola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flection Sta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gain Pursui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gener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g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gional Administr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grow Woo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inforced Arr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inforced Blo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inforced Fram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inforced Guit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inforced Hul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inforced Sh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inforced Structu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inforced Wal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inforced Wa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inforce Spe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inforce Wi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ject Tox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join Threa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juvenating Tou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lc Headbut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lc Ki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lc Pun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lentless Reload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licbea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licbear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licbearer Skyhu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lic Guard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member My Nam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mote Deton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mote Explos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move Blindn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move Deafn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move Fe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move Food Poison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move Inksta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move Intoxic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move M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move S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new Plan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new Ski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nowned Tinctur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pai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pair Book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pair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pair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peat Spri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pel Poi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play Memo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plenish Mana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por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por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pulsion Bar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pulsion Wa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quest Deni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sear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searc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sistance to Fi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sistance to Lightn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stor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storation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sto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store Cour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store Mora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surrec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tai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tai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tribution of the Defe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tribution of the Sh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valan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velation of S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verse Grav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vitalizing Tou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ewind Memo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icochet Ar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icochet Sho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icochet Stab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ide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i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iders on the Stor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id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ing of Heal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ising Doug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itual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itual Magi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itual of the Lord of Bon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bb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bb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ck Polish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ck Sc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cksoup Coo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ckst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dent B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gu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gue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gu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mance Wri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mantic Pu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of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om of Paradi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om of Stasi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om of Weightlessn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pes of Bind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pe Tri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t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ughland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ving Silent Sick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w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w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w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w With All Your M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Advis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Arm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Blacksmi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Body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Bodygua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Captain of the 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Carpe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Chamberl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Contrac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Garde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Hea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Knigh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Magic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Promi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Protec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Rebu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Scholar of Magic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Shopkee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Sla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Smi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Spe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Tax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Trac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oyal Van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uff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uinbringer Stew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u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u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umormong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un Down Opposi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unecraf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unecraf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une 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unema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unemis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unemistress of 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une of Paralysi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une of Warm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unesha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unesmi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unesmith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unic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un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un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Ryoka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boteu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boteu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feguard Representati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fety Consultan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fety of the Hom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ge of Won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il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il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i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les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lespers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les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nctuary of L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nctuary of Protec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nctuary of the Dese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nd Ar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nd Arr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nd Brigad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nd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nd 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nd Mercenar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nd Spra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nd Spri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nd Vei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nd W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pp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pphire Guard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rcasm B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ss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v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vage Axe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vage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w Doc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aw Doc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aled F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atter Gallo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atter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ave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avenger Arm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aveng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hol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hola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intillating Arr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ions of Sa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oundre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oundre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ou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our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o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out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outing Lieuten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out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ou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rap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ribb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rib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ribe 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rib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ribe Though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ri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ri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rive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rive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roll of Mess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rollscrib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rou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ry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ry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ry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rying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ul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ullery Mai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ulp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ulp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ythe C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ythe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ythe of the Slaugh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cything Arm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a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a Drui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a La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aled Spa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al of Verac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ams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amstress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a Ra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aring Fla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aring L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as of the Everflowing Gra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cond Sk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cond Wi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cretar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creta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cretary of W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cur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curity Personne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du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duction D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duc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ductress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e Hea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e Invisibil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e it My Wa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e It My Wa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eker Arrows of Lightn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eker 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ek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eking Ar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eking Arr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eking Missi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eking Sho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e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llsw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llswo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lphi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a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ior 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ior Gua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ior Guards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ior Guards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ior Guards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ior Scrib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se Affec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se Atta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se for Spectac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se Hea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se Inten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se Intentio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se Lif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sor Networ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tr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t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try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try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try Lea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ntry 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raphin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r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rge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rgean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rial Kil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rpent Hu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rpent La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rv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rvant of Intrigu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rvan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rv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rv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w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w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ex Guru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d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dowcat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dow C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dow Doppelga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dow Familia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dow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dowhook Pun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dow Lea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dowleap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dow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dowmaster Assass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dow of His Nam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dow Prese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dow Rav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dowste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dowstep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dow Wal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dowworld Wande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manic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manic Warri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manis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man of Pur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man of the Ear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man of the Eternal Grassla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man of the Old Way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man of Tribe and Pl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man of Tribe and Pla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ma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pecha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pe Ear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peshif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peshifter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peshif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re My E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rk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rpened Ed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rpe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rpe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rpn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rpshoo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rpshooter Spellsling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tter Bl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tterbol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tterbol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tterbolt Storm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tter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atterspray Ice Spi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eep Assass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ei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ell Ope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ephe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epherd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ephe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 Ba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bea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bearer Run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bear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 Bre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breaker Axe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 Char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 Defe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 Destroy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ed Warri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guard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line W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maid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 Maid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 of Radi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 of the For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 of the K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 of Val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 Ra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si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tau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 W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wall Form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 Wall Form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 Wal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wall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wall Warri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eld Warri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pbuil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p Capta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p Coo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p Doc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p Lo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p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pwr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ipwrigh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ock Orb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ock Troop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ock Vei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ock Vol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ockwave Ham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ockwave Pal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ockwave Pun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oem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oema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op Assist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opkee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opkeep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ou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ovel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hrine Priestess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ckle C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ege Fireb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ege Firebal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ege Juggerna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ege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gh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ghtless Wi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gil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gil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le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lenc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lenced Agon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lenced Maneuv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lent Ai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lent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lent Sick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lverarms Warri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lverglow Enchantm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lver Illus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lver Illusion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lversmi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lversteel Armsmis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lvertongue Emissa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lvertongue Negoti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lvertouched War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mple Trap Construc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ne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new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new Magu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ng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phon Lu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r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xblade Sla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ixty Arrows of Fi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kelet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keleton Kn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keleton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keleton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ket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ketch Wiz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killbreaker Pal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kil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kills Enabl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kirmis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kirmis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kul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ky Ri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kyrider of 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ky Strike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kysword 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c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m Ki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ughte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 Bodygua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 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 Gua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 Lea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 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 Lo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 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 Ma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 Mis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 Ow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 Ow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r Lea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t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 T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 Ta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 Tr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ve Tra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y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ayer of F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eekwater Adv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ee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eep M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eep Stor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eight of Ha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ime Ri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ime R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i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ing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ippery Flo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ippery I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ow F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ow To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uggish Adv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lumb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mel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mel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mi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mithing Chief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mith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mo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mokescre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mugg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nap Freez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nap Th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nare Ne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neak Thiev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neak Thu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niff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nipe Char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ni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nip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nowb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nowbal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now Flum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now Plum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nowstor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nowy Bla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aring Spears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ber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ber U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ccer Play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cial Drunk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ciali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cialit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cial Networ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lar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l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ld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ldi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le Surviv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ng of Rejuven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ngwri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nic Ar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oth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othe Ego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othing Prese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othsay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porifics Du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rce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rcer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rce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rceress Maj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rcerous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rcerous Strate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ulb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up Che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urce Inform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ous Che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ar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ark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 A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 Ar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 D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 Dan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 Dra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 Drak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figh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 Flur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 Hu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 Hun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master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ma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mis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 of Glo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 of L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 of the Drak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 of the Lightning K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s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s of L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 Sold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 Traine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wall Form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ar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ctral Scout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e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ed Form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ed Pai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edpaint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ed Paint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ed Rai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ed Read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ed Sla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ed Stitch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 Ambus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armor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armor Warri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bla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bound La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bre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breaker 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breaker Staf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 Brigad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c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cut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focus W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 Pur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scrib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scrib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sh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sli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strike Arm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 Swar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sw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swo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w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ward Shiel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water Strate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ellweav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here of Anonym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here of Inner Reflec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here of Wa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ice Che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ider Drui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iderweb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iderweb Drui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in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in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ire of Mu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iritguard Deflec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irit of the Wi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linter Arrowhea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lintershot Ar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lintershot Volle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linter Spe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ot Decep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ot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ot the Culpri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ray Hoo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ray of Needl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ray Wa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ring Kn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ring Knigh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ringto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ringwood Suppl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y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pyma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quad Capta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quad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qua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qui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quir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quirtle344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bb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bleha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bleha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ble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ble Mistress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bmis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ff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ge Mana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l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lker Hu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l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ll Attend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ll Keep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ll Mana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ll Ow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lwa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nding Ro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r Sorce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si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sis Box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sis F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tic Sh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atistic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ady Hoov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ady Rhyth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alth Ar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alth Ba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alth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alth Ro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alth W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 Ar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 Arr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 Bo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bound Hi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breaker Pun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c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 Curtain Form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cut Su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 F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flame Strate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flame Tactic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flesh Char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guard Blo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 Hi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sca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scale Adv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 Scal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shorn Relentl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sk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 Sk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sundering Blad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el Tempe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p of L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rile Equipm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rile F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w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wa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ew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icky Fee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icky Grou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icky Web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icky Webb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icky Webb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ickyweb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icky Web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ill Bla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inking Clou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ir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irr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itc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itch Hea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itchmis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itch Wit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mach of the C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 Arm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 Bar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carv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cut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 Da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 Dar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 F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ha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 L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 Lieuten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 Magu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maso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shaper Sha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 Shap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 Sh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shorn War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sk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 Sk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skin Form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skin Po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skin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soup Herdmistress of the Greatla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 Spe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 Sphe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 Spi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 Spir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 Spra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 Sw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 W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wall Form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 Wall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newall Sh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red Sho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rm Arrows of L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rm Bandi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rm Bandi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rm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rm Capta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rm Kee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rmline Strate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rm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rmlord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rm of Clouded Darkn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rm of Stab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rm Sail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rm Sail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rm Shi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rytel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orytel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ate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ategist of Empi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ategist of Mobil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ateg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ategists of Empi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atego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eet Braw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eet Braw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eet Figh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eet Ra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eet Run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eet Thie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eet Toug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eet Urch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eet Urch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ider_479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ike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ike my Sh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ike Strate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ing of Fa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ip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rumm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ud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uden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un Arr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un Bol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unning Ba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tun Spe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blime Daydrea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btle Sten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ction Gri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lt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ltana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ltana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lta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mmer Kn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mmer Knigh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mmon Aberr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mmon Boo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mmon Dust Stor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mmo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mmo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mmon Flame Element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mmon Lesser Frost Element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mmon Objec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mmon Skeleto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mmon Spectral Skeletal Warri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mmon Subordina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mmon Water Element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ndering Bl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ndering Pal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ndering Scyth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ndering Sla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ndering Strik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per Assass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perhero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perior Camoufl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perior Counterfi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perior Counter Fi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periority Made Manife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perior Par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pervis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ppl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ppli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ppressed Aura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ppressing Fi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ppression F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preme Adjudic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preme Marsh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preme Matriar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refo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re Foot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rge of Inspir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rge of Streng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rpass Limi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rpreme Marsh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rvival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rvival Veter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rviv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urviv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amp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amp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armblad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arm 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arm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arm of Pestile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ashbuck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ay Dod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ee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eep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eeten the De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eeter De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ift Infant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ift Ki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ift Levell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ift Muster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ift Rearmam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ift Redeployme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ift Ri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ift Sla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ift Step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imm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ind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itchblade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 A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 Dan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 Danc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 Fire Slaying Saint Rockst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grace Maj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lege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 Lege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lege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 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ma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mistress of Ancien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 of Justi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 S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 Sai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slay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 Slay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s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s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sma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s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s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wordswo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ylph Spar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ylvan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ylvan Commander of Fabl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ympathetic Heal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ymphony Kn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Synchronize Spe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ctic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ctic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cticia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il Atta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il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il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il Stab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ke His Perspecti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lent Fi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lent See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n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rget Sh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sk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skmis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ste Te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ttoo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ttoo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u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unting Warc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unt the Fo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ver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vern Brawl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vern Div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vern Ow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vern Toug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vern Tough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x Collec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x Collec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x Inspec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ax Inspec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a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ac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am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amma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a Ome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a Wit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chno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leho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lekinesi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lepa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lepath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lepo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leport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leportation 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leportation Ra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mpest Impa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mpest of the Lightning Gi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mpl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mpla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mporal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mp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nfold Refraction Bar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n League Mar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nnis Play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n Second Routin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n Second Ru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n Thousand Spriggan Stak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rr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error Ri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aumatur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Army of the K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Avid Collec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Bane of Belavier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Bindings of Belavier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Cerulean Eater Awak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Choice of the Conquer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Defeated Lie Sti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Desiccation of Zeikh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Eternal Hu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Eternal Part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Eternal Wa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First Tide Covered La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f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Glorious Challe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Labyrinth of Fithe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Law Uph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Light Be Blessing Upon Us 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Line Hol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Midnight Vei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Ocean At Our Back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Phantom of My Lege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Play Must Go 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Pride of the Fall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Red Thread of Destin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Scythe Cut Low Across the Gra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Serpentine Shield of Que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sp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Sprouting Shields of the Fore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Thinking Roo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Thousand Gateways of Orlae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Vizir of Treacherous Majes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World is My Canva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 World of You and M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ey Feared My Nam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ick Sk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ie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iev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ink About I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is Palm Shall Move Mounta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orn Arm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orn Ar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orn Form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orn Ha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orn Pa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orn Spra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orny F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ou Art C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ought Hea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ought Hea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ought Thie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ousand Foot Spri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ousand Mile Convers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read of Fa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readweav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reat Analysi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reefold Bar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reefold Elemental Bo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reefold 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ronebea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ronebear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row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rower Assass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row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row Voi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u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ug Bo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ug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under Ar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under Bl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undercla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underclap Palm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under Ste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understrike Impac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hunderstrike Volle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idal Wa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imekeeper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ime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ime 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ime of the Ar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ime of the Olymp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ime Sl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ime Slows For All But M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ime to Cha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inke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inker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itan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omb Champio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ome Magu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ortur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ouch Carapa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ouch of Gentlen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oug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ough Carapa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ough Leav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ough Mou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ough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our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ouris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own Cri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own Gua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oxin Expe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oxin Hea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oxins Expe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oy M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oyma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cer 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c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c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de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de Govern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de W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ding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ine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inee Offi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i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i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ining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i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i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mpleguard Linehol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nquil Sk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nscribe Knowled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nsfer Momentu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nsformation of Elemen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nsla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nsl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nslation F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nsporter Chie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pfi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p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pmaster Assass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p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pp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pset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psetter Strate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psetter Tactici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ve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vel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avel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eacherous Gunsli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easure Hu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easure Hun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easure See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easure See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easury Kee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eefell Cho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em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emor Bl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emor F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emor Impac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emorsen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emor Wa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ibal Chief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ibal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ibut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ibute to the Bandit Que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ick Ri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ick R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ick Spa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ick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ickster of Fortun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ickster Pri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ick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igger Run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ipgra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iple 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iple Sla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iple Thru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ipvin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oubadou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oubadou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ue Gaze of the Gorg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ue Lightn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ue See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ues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ue S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ue Transl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umpete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umpe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umpe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usted Serge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usted Sergeant of the Wat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usted Voi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u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ruth Spe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umb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umbl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u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u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wicelasting Fir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winblade Linebre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win Lances of Ru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win Strik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winTrouble_53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win Virtu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wister Spe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wofold Re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wofold Y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wo Hour Warm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wo Hundred Arrows of Ston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wo Hundred Pound Strok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wo Mile 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yr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Tyran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ltimate Mordhau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mbralmanc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mbrella of Sha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ndead Hu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ndead Hun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ndead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nderta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nderworld Mercena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ndying K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ndying Loyal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nerring Ai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nerring Th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ninterrupted Monologu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nlo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nlock Do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nstoppable Adv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nstoppable Comma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ntil Infinity Exhausts Itsel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p To Spe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rban Trac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Urgent Mess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acuum Sphe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ague Directi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ampire Hu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ampire Hun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an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anguard of Met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anguard of Stee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anguard of Terr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anguard of the Spe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angua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iled Conso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il of Inconspicuousn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nd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nd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nerable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nom Ar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nomous Sn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nom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rtical Char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ssel of Alchem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stments of the Warrior of Gre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ter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teran Adjut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teran Axebea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teran Gladia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teran Linehol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teran Linehol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teran Ra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tera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teran Sco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teran Serge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teran Soldi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teran Stone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teran Strate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eteran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cegrip Warri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ce Guild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ce Innkee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gor of Champio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llage El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llage Hea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llage Hea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llage Head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llage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lla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llag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netender Drui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nt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nt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olin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perbor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sionary Martial Art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sion of Greatest Batt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sion of the Dese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sualize Data Se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sualize Outcom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izi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oice in Your Ea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oid Ai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oid Roo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oid Sh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oid Sphe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olcanic Rain of the Ash Gi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olcanic Smokescre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olley Fi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olley of Arr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ortex Into Nowhe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ortex of the Abyssal K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ow of Pover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ow of Privat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V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g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gon Driv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gon Driv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gonwr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gon Wr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il of the Banshe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i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i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i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itress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l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lking in Your Shad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lk of the Sword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ll 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ll of Blood Thor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ll of Ear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ll of Feminin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ll of Flam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ll of I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ll of L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ll of Stee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ll of Ston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ll of the Damne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ll of the Wi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nder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nds of Fireb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nd Us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 Alchem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camp Coo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 Chief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d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d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dmis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d of Repulsio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d of Safe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dsmistr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ds of Defen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 La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 Lea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 Lea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lo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lock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lo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lo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 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mage Sco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ma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 Merchan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ming Tou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m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 Princ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rior K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rior Lad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rior Princ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rior Que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ri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riors Fall Bac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riors of Hon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 Scou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ship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 Strateg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r Vetera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s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s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sher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ch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ch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ch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ch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ch Serge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ch Sergean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chwo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chwome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er Arro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er Arr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er Brid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er Geys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er Je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er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er Orb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er Resist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er Sh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er Spra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erwalk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er Walk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ter W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ve of Mercur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ve Sen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ves Rock Me N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aypoi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ak Frost Resistanc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apon Cla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apon Exper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apon Exper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apon Instruc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apon Mas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apon Mas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apon of Fai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apons Instruct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apons Trai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apon Trai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apon Train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ar My Integr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atherchan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ather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ather Mag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ather Rang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athersen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av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av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b of Magnesi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 Fell Upon Them Like M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ight Contro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 Marched Amidst the Surf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 March Under Friendly Ski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 Sailed Under Flags of No Quar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t Nur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 Took No Priso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 Travel Toget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e Unleashed Our Truest Potenti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hale Hun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hirling Gu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hirlwind Cleav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hirlwind Dod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hirlwind Lea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hirlwind of Blad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hirlwind of Blow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hisp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hiteflame Je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hiteout Blizz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de Swee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ld Affinit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ldca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ldfrie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ld Gallop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ld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ld Grow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ld Rio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ld Sha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ldwind Rid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llowind Char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nd Bla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nd Cut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ndcutter Strik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nd Fi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nd Mag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nd Orb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nd Runn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nd Sheath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nd Shiel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ndw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ng Captai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ng Comman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ng Comman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ng Lieutenan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ng Ri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ngs of the Phoenix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nning Smil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nter Kn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nter Knight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re Noo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sdom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t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TC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tch Docto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t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tch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tch Genera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tch Hu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tch Hun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tch of As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tch of Flam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tch of Flam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tch of Law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tch of Pengui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tch of Second Chance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tch of Tea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tch Teach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tchy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zar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izar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olf R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ondrous Fa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oodcut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ood Cut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oodcut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ood Cut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oodland Rang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oodwor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oodwor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ord of Death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ords Only For You and M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ork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ork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orkhand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orldly Princes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orldly Trave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orldly Travell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orld of You and M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orldtraveller Inkfriend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ounded Warri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ri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rit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ritten Decre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yrm Of No Good Humo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yrmpact King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yvernhide Fligh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yvernhide Potion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yvern Rid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Wyvern Rider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You Cannot Escape My Steps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You Have the Wrong Man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Young Hunter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Your Wounds Shall Clos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Zone of Absolute Chill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Zone of Frost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Zone of Interception Fire]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[Zweihander Chop]</text:p>
          </table:table-cell>
          <table:table-cell table:number-columns-repeated="9"/>
        </table:table-row>
      </table:table>
      <table:table table:name="Characters" table:style-name="ta1">
        <table:table-column table:style-name="co10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row table:style-name="ro4">
          <table:table-cell table:style-name="ce10" office:value-type="string" calcext:value-type="string">
            <text:p>First Name</text:p>
          </table:table-cell>
          <table:table-cell table:style-name="ce10" office:value-type="string" calcext:value-type="string">
            <text:p>Last Name</text:p>
          </table:table-cell>
          <table:table-cell table:style-name="ce10" office:value-type="string" calcext:value-type="string">
            <text:p>Title</text:p>
          </table:table-cell>
          <table:table-cell table:style-name="ce10" office:value-type="string" calcext:value-type="string">
            <text:p>Aliases</text:p>
          </table:table-cell>
          <table:table-cell table:style-name="ce10" office:value-type="string" calcext:value-type="string">
            <text:p>Classes</text:p>
          </table:table-cell>
          <table:table-cell table:style-name="ce10" office:value-type="string" calcext:value-type="string">
            <text:p>Relationships (parent, child, etc.)</text:p>
          </table:table-cell>
        </table:table-row>
        <table:table-row table:style-name="ro3">
          <table:table-cell office:value-type="string" calcext:value-type="string">
            <text:p>Erin</text:p>
          </table:table-cell>
          <table:table-cell office:value-type="string" calcext:value-type="string">
            <text:p>Solstic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yoka</text:p>
          </table:table-cell>
          <table:table-cell office:value-type="string" calcext:value-type="string">
            <text:p>Griffi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isces</text:p>
          </table:table-cell>
          <table:table-cell office:value-type="string" calcext:value-type="string">
            <text:p>Jealne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lys</text:p>
          </table:table-cell>
          <table:table-cell office:value-type="string" calcext:value-type="string">
            <text:p>Shivert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lc</text:p>
          </table:table-cell>
          <table:table-cell office:value-type="string" calcext:value-type="string">
            <text:p>Grasstongu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mbria</text:p>
          </table:table-cell>
          <table:table-cell office:value-type="string" calcext:value-type="string">
            <text:p>Grasstongu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Leveling.A2:Leveling.E71"/>
        <table:database-range table:name="__Anonymous_Sheet_DB__1" table:target-range-address="Characters.A1:Characters.E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14:32:44.064207671</meta:creation-date>
    <dc:date>2023-02-10T18:24:50.448726776</dc:date>
    <meta:editing-duration>P6DT17H11M38S</meta:editing-duration>
    <meta:editing-cycles>30</meta:editing-cycles>
    <meta:generator>LibreOffice/7.5.0.3$Linux_X86_64 LibreOffice_project/50$Build-3</meta:generator>
    <meta:document-statistic meta:table-count="2" meta:cell-count="4990" meta:object-count="0"/>
  </office:meta>
</office:document-meta>
</file>